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b1c" officeooo:paragraph-rsid="000e7b1c"/>
    </style:style>
    <style:style style:name="P2" style:family="paragraph" style:parent-style-name="Standard">
      <style:text-properties officeooo:rsid="001022af" officeooo:paragraph-rsid="001022af"/>
    </style:style>
    <style:style style:name="P3" style:family="paragraph">
      <style:text-properties fo:font-size="12pt"/>
    </style:style>
    <style:style style:name="T1" style:family="text">
      <style:text-properties officeooo:rsid="001022af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917in" fo:min-width="0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047in" fo:min-width="1.4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138in" fo:min-width="1.5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917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283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2374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452in" fo:min-width="2.83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618in" fo:min-width="2.6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555in" fo:min-width="0.0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547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465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354in" fo:min-width="1.6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646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173in" fo:min-width="0.53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0.9276in" svg:height="0.5531in" svg:x="4.5283in" svg:y="-0.7874in"><text:p><text:s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2" draw:text-style-name="P3" svg:width="1.4898in" svg:height="0.448in" svg:x="4.372in" svg:y="-0.0161in"><text:p><text:span text:style-name="T2">PICK A TROLLE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5" draw:style-name="gr3" svg:width="1.6252in" svg:height="0.4587in" svg:x="4.289in" svg:y="0.6925in"><text:p>SELECT THE GOO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4" svg:width="0.115in" svg:height="0.2189in" svg:x="4.9764in" svg:y="-0.23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Shape7" draw:style-name="gr5" svg:width="0.1358in" svg:height="0.2606in" svg:x="5.0492in" svg:y="0.43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4" draw:style-name="gr6" svg:width="0.1358in" svg:height="0.2713in" svg:x="5.0598in" svg:y="1.15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8" draw:style-name="gr7" draw:text-style-name="P3" svg:width="2.8858in" svg:height="0.5012in" svg:x="3.7472in" svg:y="1.4319in"><text:p text:style-name="P3"><text:s/>TAKE THE GOODS TO THE CASHI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9" draw:style-name="gr8" svg:width="2.698in" svg:height="0.5106in" svg:x="3.8516in" svg:y="2.3382in"><text:p>SELECT MODE OF PAY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6" draw:style-name="gr9" svg:width="0.1358in" svg:height="0.4067in" svg:x="5.6016in" svg:y="2.1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0" draw:style-name="gr10" svg:width="0.1043in" svg:height="0.4059in" svg:x="5.0492in" svg:y="1.932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1" draw:style-name="gr11" svg:width="0.115in" svg:height="0.3961in" svg:x="5.0909in" svg:y="2.84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2" draw:style-name="gr12" svg:width="1.6461in" svg:height="0.2606in" svg:x="4.3307in" svg:y="3.328in"><text:p>PACK THE GOO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3" draw:style-name="gr13" svg:width="0.115in" svg:height="0.4169in" svg:x="5.1429in" svg:y="3.6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4" draw:style-name="gr14" svg:width="0.7504in" svg:height="0.448in" svg:x="4.8516in" svg:y="4.1508in"><text:p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.Pick <text:s/>the trolley</text:p>
      <text:p text:style-name="P1">2.Select the goods</text:p>
      <text:p text:style-name="P1">3.Take them to the cashier</text:p>
      <text:p text:style-name="P1">4.Select the mode of payment</text:p>
      <text:p text:style-name="P1">5.pack the goods</text:p>
      <text:p text:style-name="P1"/>
      <text:p text:style-name="P1"/>
      <text:p text:style-name="P1"/>
      <text:p text:style-name="P1">function <text:s/><text:span text:style-name="T1">getB</text:span>uyGoods(<text:span text:style-name="T1">){</text:span></text:p>
      <text:p text:style-name="P1"><text:s text:c="4"/><text:span text:style-name="T1">var goods=buyGoods()</text:span></text:p>
      <text:p text:style-name="P1"><text:s text:c="4"/><text:span text:style-name="T1">return goods</text:span></text:p>
      <text:p text:style-name="P1"><text:s text:c="4"/><text:span text:style-name="T1">}</text:span></text:p>
      <text:p text:style-name="P2">getBuyGood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2:12:03.533512611</meta:creation-date>
    <dc:date>2020-03-02T10:45:52.413228133</dc:date>
    <meta:editing-duration>PT5M32S</meta:editing-duration>
    <meta:editing-cycles>1</meta:editing-cycles>
    <meta:generator>LibreOffice/5.3.1.2$Linux_X86_64 LibreOffice_project/30m0$Build-2</meta:generator>
    <meta:document-statistic meta:table-count="0" meta:image-count="0" meta:object-count="0" meta:page-count="1" meta:paragraph-count="10" meta:word-count="27" meta:character-count="189" meta:non-whitespace-character-count="158"/>
  </office:meta>
</office:document-meta>
</file>